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9f497" officeooo:paragraph-rsid="0019f497" style:font-weight-asian="bold" style:font-weight-complex="bold"/>
    </style:style>
    <style:style style:name="P2" style:family="paragraph" style:parent-style-name="Standard">
      <style:text-properties fo:font-weight="normal" officeooo:rsid="0019f497" officeooo:paragraph-rsid="0019f497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cisões técnicas:</text:p>
      <text:p text:style-name="P1"/>
      <text:p text:style-name="P2">A escolha do Rails para o backend se deu pelo fato do mesmo se tratar de uma framework ágil, possui uma linguagem de ótima legibilidade e que tem ORM integrado em seu ActiveModel. Já a decisão de usar o VueJS para o frontend foi tomada pelo fato de atualmente no mercado o VueJS é uma das melhores e mais promissoras frameworks para criação de Single Page Applications(SPAs) além de utilizar o Virtual Dom que nos provêm uma performance ótima.</text:p>
      <text:p text:style-name="P2"/>
      <text:p text:style-name="P2">A arquitetura da API foi o REST que é a arquitetura mais utilizada ultimamente, têm uma ótima performance e uma burocracia de criação pequena. Resolvi trabalhar com 2 modelos um que armazena o cliente com seu CPF e o modelo da Conta que possui pertence a um cliente. Todas as operações de criação de cliente e conta são diretamente chamadas na API enquanto as operações de transferência, deposito e retirada são feitas na UI Web, dando assim uma sensação de somente a administração pode abrir contas.</text:p>
      <text:p text:style-name="P2"/>
      <text:p text:style-name="P2">O frontend/UI é uma SPA que circula por meio de 3 componentes: Withdraw, Deposit e Transfer. Um design clean e intuitiv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4T18:22:30.530000000</meta:creation-date>
    <dc:date>2019-03-04T18:34:08.555000000</dc:date>
    <meta:editing-duration>PT11M47S</meta:editing-duration>
    <meta:editing-cycles>1</meta:editing-cycles>
    <meta:document-statistic meta:table-count="0" meta:image-count="0" meta:object-count="0" meta:page-count="1" meta:paragraph-count="4" meta:word-count="188" meta:character-count="1082" meta:non-whitespace-character-count="898"/>
    <meta:generator>LibreOffice/6.2.0.3$Windows_X86_64 LibreOffice_project/98c6a8a1c6c7b144ce3cc729e34964b47ce25d62</meta:generator>
  </office:meta>
</office:document-meta>
</file>